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12748c" officeooo:paragraph-rsid="0012748c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fo:font-weight="bold" officeooo:rsid="0012748c" officeooo:paragraph-rsid="0012748c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ackground-color="transparent">
        <style:tab-stops>
          <style:tab-stop style:position="0cm"/>
          <style:tab-stop style:position="0.953cm"/>
        </style:tab-stops>
      </style:paragraph-properties>
      <style:text-properties fo:font-size="16pt" fo:font-weight="bold" officeooo:rsid="0013b117" officeooo:paragraph-rsid="0013b117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6pt" fo:font-weight="bold" officeooo:rsid="0022105b" officeooo:paragraph-rsid="0022105b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0cm"/>
        </style:tab-stops>
      </style:paragraph-properties>
      <style:text-properties fo:font-size="16pt" fo:font-weight="bold" officeooo:rsid="0012748c" officeooo:paragraph-rsid="0012748c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align="end" style:justify-single-word="false" fo:text-indent="0cm" style:auto-text-indent="false" fo:break-before="page" fo:background-color="transparent">
        <style:tab-stops>
          <style:tab-stop style:position="0cm"/>
        </style:tab-stops>
      </style:paragraph-properties>
      <style:text-properties fo:font-size="12pt" fo:font-weight="bold" officeooo:rsid="0022105b" officeooo:paragraph-rsid="0022105b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0cm"/>
          <style:tab-stop style:position="0.953cm"/>
        </style:tab-stops>
      </style:paragraph-properties>
      <style:text-properties fo:font-size="16pt" fo:font-weight="bold" officeooo:rsid="0012748c" officeooo:paragraph-rsid="0012748c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6pt" fo:font-weight="bold" officeooo:rsid="0022105b" officeooo:paragraph-rsid="0022105b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bold" officeooo:rsid="0012748c" officeooo:paragraph-rsid="0012748c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2.54cm" fo:margin-right="0cm" fo:line-height="150%" fo:text-align="end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2.54cm" fo:margin-right="0cm" fo:line-height="150%" fo:text-align="end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2.54cm" fo:margin-right="2.379cm" fo:line-height="150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2.54cm" fo:margin-right="2.379cm" fo:line-height="150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bold" officeooo:rsid="0012748c" officeooo:paragraph-rsid="0012748c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7b3d9" officeooo:paragraph-rsid="0017b3d9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00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19" style:family="paragraph" style:parent-style-name="Standard" style:list-style-name="L3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29ea5"/>
    </style:style>
    <style:style style:name="P20" style:family="paragraph" style:parent-style-name="Standard" style:list-style-name="L3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72566"/>
    </style:style>
    <style:style style:name="P21" style:family="paragraph" style:parent-style-name="Standard" style:list-style-name="L4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4fe68"/>
    </style:style>
    <style:style style:name="P22" style:family="paragraph" style:parent-style-name="Standard" style:list-style-name="L3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officeooo:rsid="00229ea5" officeooo:paragraph-rsid="00229ea5"/>
    </style:style>
    <style:style style:name="P23" style:family="paragraph" style:parent-style-name="Standard" style:list-style-name="L4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4fe68" officeooo:paragraph-rsid="0024fe68" style:font-weight-asian="bold" style:font-weight-complex="bold"/>
    </style:style>
    <style:style style:name="P24" style:family="paragraph" style:parent-style-name="Standard" style:list-style-name="L4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a8a6" officeooo:paragraph-rsid="0026a8a6" style:font-weight-asian="bold" style:font-weight-complex="bold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a8a6" officeooo:paragraph-rsid="0026a8a6" style:font-weight-asian="bold" style:font-weight-complex="bold"/>
    </style:style>
    <style:style style:name="P26" style:family="paragraph" style:parent-style-name="Standard" style:list-style-name="L5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dde1" officeooo:paragraph-rsid="0026dde1" style:font-weight-asian="bold" style:font-weight-complex="bold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dde1" officeooo:paragraph-rsid="0026dde1" style:font-weight-asian="bold" style:font-weight-complex="bold"/>
    </style:style>
    <style:style style:name="P28" style:family="paragraph" style:parent-style-name="Standard" style:list-style-name="L6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>
        <style:tab-stops>
          <style:tab-stop style:position="0cm"/>
        </style:tab-stops>
      </style:paragraph-properties>
      <style:text-properties fo:font-weight="bold" officeooo:rsid="0026dde1" officeooo:paragraph-rsid="0026dde1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1.27cm" fo:margin-right="1.109cm" fo:line-height="150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fo:font-weight="bold" officeooo:rsid="0012748c" officeooo:paragraph-rsid="00243200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2.54cm" fo:margin-right="0cm" fo:line-height="150%" fo:text-align="end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2pt" fo:font-weight="normal" officeooo:rsid="0012748c" officeooo:paragraph-rsid="0024fe68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fo:background-color="transparent">
        <style:tab-stops>
          <style:tab-stop style:position="0cm"/>
        </style:tab-stops>
      </style:paragraph-properties>
      <style:text-properties officeooo:paragraph-rsid="0022105b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2748c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26a8a6" officeooo:paragraph-rsid="0026a8a6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1.27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26dde1" officeooo:paragraph-rsid="0026dde1"/>
    </style:style>
    <style:style style:name="P3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ackground-color="transparent">
        <style:tab-stops>
          <style:tab-stop style:position="0cm"/>
          <style:tab-stop style:position="0.953cm"/>
        </style:tab-stops>
      </style:paragraph-properties>
      <style:text-properties officeooo:paragraph-rsid="001cf3f4"/>
    </style:style>
    <style:style style:name="P3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6pt" fo:font-weight="bold" officeooo:rsid="00229ea5" officeooo:paragraph-rsid="00229ea5" style:font-weight-asian="bold" style:font-weight-complex="bold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2pt" fo:font-weight="normal" officeooo:rsid="0017b3d9" officeooo:paragraph-rsid="0017b3d9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0cm"/>
          <style:tab-stop style:position="0.953cm"/>
        </style:tab-stops>
      </style:paragraph-properties>
      <style:text-properties fo:font-weight="bold" officeooo:rsid="0013b117" officeooo:paragraph-rsid="0017b3d9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monospace" fo:font-size="10pt" fo:font-weight="normal" officeooo:paragraph-rsid="0022105b" fo:background-color="#ffffff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true" style:line-height-at-least="0.503cm"/>
      <style:text-properties fo:color="#000000" style:font-name="monospace" fo:font-size="10pt" fo:font-weight="normal" fo:background-color="#ffffff" style:font-size-asian="10pt" style:font-size-complex="10pt"/>
    </style:style>
    <style:style style:name="P41" style:family="paragraph" style:parent-style-name="Standard">
      <style:paragraph-properties fo:margin-top="0cm" fo:margin-bottom="0cm" loext:contextual-spacing="true" style:line-height-at-least="0.503cm"/>
      <style:text-properties fo:color="#000000" style:font-name="monospace" fo:font-size="10pt" fo:font-weight="normal" officeooo:paragraph-rsid="00272566" fo:background-color="#ffffff" style:font-size-asian="10pt" style:font-size-complex="10pt"/>
    </style:style>
    <style:style style:name="P42" style:family="paragraph" style:parent-style-name="Standard">
      <style:paragraph-properties fo:margin-top="0cm" fo:margin-bottom="0cm" loext:contextual-spacing="true" style:line-height-at-least="0.503cm"/>
      <style:text-properties fo:font-size="10pt" style:font-size-asian="10pt" style:font-size-complex="10pt"/>
    </style:style>
    <style:style style:name="P43" style:family="paragraph" style:parent-style-name="Standard">
      <style:paragraph-properties fo:margin-top="0cm" fo:margin-bottom="0cm" loext:contextual-spacing="true" style:line-height-at-least="0.503cm"/>
      <style:text-properties fo:font-size="10pt" officeooo:paragraph-rsid="00272566" style:font-size-asian="10pt" style:font-size-complex="10pt"/>
    </style:style>
    <style:style style:name="P44" style:family="paragraph" style:parent-style-name="Standard">
      <style:paragraph-properties fo:margin-top="0cm" fo:margin-bottom="0cm" loext:contextual-spacing="true" style:line-height-at-least="0.503cm"/>
      <style:text-properties fo:color="#008000" style:font-name="monospace" fo:font-size="10pt" fo:font-weight="normal" fo:background-color="#ffffff" style:font-size-asian="10pt" style:font-size-complex="10pt"/>
    </style:style>
    <style:style style:name="P45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3b117" style:font-weight-asian="normal" style:font-weight-complex="normal"/>
    </style:style>
    <style:style style:name="T4" style:family="text">
      <style:text-properties fo:font-size="12pt" fo:font-weight="normal" officeooo:rsid="0021ef96" style:font-weight-asian="normal" style:font-weight-complex="normal"/>
    </style:style>
    <style:style style:name="T5" style:family="text">
      <style:text-properties fo:font-size="12pt" fo:font-weight="normal" officeooo:rsid="0022105b" style:font-weight-asian="normal" style:font-weight-complex="normal"/>
    </style:style>
    <style:style style:name="T6" style:family="text">
      <style:text-properties fo:font-size="12pt" fo:font-weight="normal" officeooo:rsid="00229ea5" style:font-weight-asian="normal" style:font-weight-complex="normal"/>
    </style:style>
    <style:style style:name="T7" style:family="text">
      <style:text-properties fo:font-size="12pt" fo:font-weight="normal" officeooo:rsid="0024fe68" style:font-weight-asian="normal" style:font-weight-complex="normal"/>
    </style:style>
    <style:style style:name="T8" style:family="text">
      <style:text-properties fo:font-size="12pt" fo:font-weight="normal" officeooo:rsid="0012748c" style:font-weight-asian="normal" style:font-weight-complex="normal"/>
    </style:style>
    <style:style style:name="T9" style:family="text">
      <style:text-properties fo:font-size="12pt" fo:font-weight="normal" officeooo:rsid="0026a8a6" style:font-weight-asian="normal" style:font-weight-complex="normal"/>
    </style:style>
    <style:style style:name="T10" style:family="text">
      <style:text-properties fo:font-size="12pt" fo:font-weight="bold" style:font-weight-asian="bold" style:font-weight-complex="bold"/>
    </style:style>
    <style:style style:name="T11" style:family="text">
      <style:text-properties fo:font-size="12pt" fo:font-weight="bold" officeooo:rsid="0024fe68" style:font-weight-asian="bold" style:font-weight-complex="bold"/>
    </style:style>
    <style:style style:name="T12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6pt"/>
    </style:style>
    <style:style style:name="T15" style:family="text">
      <style:text-properties fo:font-size="16pt" fo:font-weight="bold" officeooo:rsid="001cf3f4" style:font-weight-asian="bold" style:font-weight-complex="bold"/>
    </style:style>
    <style:style style:name="T16" style:family="text">
      <style:text-properties fo:font-size="16pt" fo:font-weight="bold" officeooo:rsid="0013b117" style:font-weight-asian="bold" style:font-weight-complex="bold"/>
    </style:style>
    <style:style style:name="T17" style:family="text">
      <style:text-properties fo:font-size="16pt" fo:font-weight="bold" officeooo:rsid="00204845" style:font-weight-asian="bold" style:font-weight-complex="bold"/>
    </style:style>
    <style:style style:name="T18" style:family="text">
      <style:text-properties fo:font-size="16pt" officeooo:rsid="0017b3d9"/>
    </style:style>
    <style:style style:name="T19" style:family="text">
      <style:text-properties fo:color="#000000" style:font-name="monospace" fo:font-weight="normal" fo:background-color="#ffffff" loext:char-shading-value="0"/>
    </style:style>
    <style:style style:name="T20" style:family="text">
      <style:text-properties fo:color="#001080"/>
    </style:style>
    <style:style style:name="T21" style:family="text">
      <style:text-properties fo:color="#098658"/>
    </style:style>
    <style:style style:name="T22" style:family="text">
      <style:text-properties fo:color="#098658" style:font-name="monospace" fo:font-weight="normal" fo:background-color="#ffffff" loext:char-shading-value="0"/>
    </style:style>
    <style:style style:name="T23" style:family="text">
      <style:text-properties fo:color="#a31515"/>
    </style:style>
    <style:style style:name="T24" style:family="text">
      <style:text-properties fo:color="#a31515" style:font-name="monospace" fo:font-weight="normal" fo:background-color="#ffffff" loext:char-shading-value="0"/>
    </style:style>
    <style:style style:name="T25" style:family="text">
      <style:text-properties fo:color="#0000ff"/>
    </style:style>
    <style:style style:name="T26" style:family="text">
      <style:text-properties fo:color="#0000ff" style:font-name="monospace" fo:font-weight="normal" fo:background-color="#ffffff" loext:char-shading-value="0"/>
    </style:style>
    <style:style style:name="T27" style:family="text">
      <style:text-properties officeooo:rsid="0024320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6dde1"/>
    </style:style>
    <style:style style:name="T30" style:family="text">
      <style:text-properties officeooo:rsid="00272566"/>
    </style:style>
    <style:style style:name="T31" style:family="text">
      <style:text-properties officeooo:rsid="00287549"/>
    </style:style>
    <style:style style:name="T32" style:family="text">
      <style:text-properties style:font-name="Liberation Mono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7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ИОНАЛЬНЫЙ ИССЛЕДОВАТЕЛЬСКИЙ УНИВЕРСИТЕТ</text:p>
      <text:p text:style-name="P2">«ВЫСШАЯ ШКОЛА ЭКОНОМИКИ»</text:p>
      <text:p text:style-name="P2">Дисциплина: «Архитектура вычислительных систем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Задача о читателях и писателях-3 («подтвержденное чтение»)</text:p>
      <text:p text:style-name="P3">Пояснительная записка</text:p>
      <text:p text:style-name="P13"/>
      <text:p text:style-name="P14">Вариант 9</text:p>
      <text:p text:style-name="P14"/>
      <text:p text:style-name="P14"/>
      <text:p text:style-name="P14"/>
      <text:p text:style-name="P14"/>
      <text:p text:style-name="P14"/>
      <text:p text:style-name="P13"/>
      <text:p text:style-name="P12">Выполнил: Гарифуллин Руслан Ильфатович</text:p>
      <text:p text:style-name="P30">студент БПИ191,</text:p>
      <text:p text:style-name="P30">ФКН Программная инженер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Москва 2020</text:p>
      <text:p text:style-name="P6">1. Текст задания</text:p>
      <text:p text:style-name="P16">Базу данных разделяют два типа процессов – читатели и писатели. Читатели выполняют транзакции, которые просматривают записи базы данных, транзакции писателей и просматривают и изменяют записи. Предполагается, что в начале БД находится в непротиворечивом состоянии (т.е. отношения между данными имеют смысл). Каждая отдельная транзакция переводит БД из одного непротиворечивого состояния в другое. Транзакции выполняются в режиме «подтвержденного чтения», то есть процесс-писатель не может получить доступ к БД в том случае, если ее занял другой процесс-писатель или процесс-читатель. К БД может обратиться одновременно сколько угодно процессов-читателей. Процесс читатель получает доступ к БД, даже если еезанял процесс-писатель. Создать многопоточное приложение с потоками-писателями и потоками-читателями. Реализовать решение, используя <text:span text:style-name="T28">семафоры</text:span>, и <text:span text:style-name="T28">не используя блокировки чтения-записи</text:span>.</text:p>
      <text:p text:style-name="P31"><text:span text:style-name="T5">Программа должна быть выполнения на языке </text:span><text:span text:style-name="T7">C++</text:span><text:span text:style-name="T5"> и быть скомпилирована при помощи кроссплатформенного компилятора </text:span><text:span text:style-name="T7">GCC C++</text:span><text:span text:style-name="T5">.</text:span></text:p>
      <text:p text:style-name="P8">2. Описание расчетных методов</text:p>
      <text:p text:style-name="P32"><text:span text:style-name="T8">Программа использует </text:span><text:span text:style-name="T7">POSIX threads для распараллеливания работы читателей и писателей. Используется в сумме </text:span><text:span text:style-name="T9">три</text:span><text:span text:style-name="T7"> семафора:</text:span></text:p>
      <text:list xml:id="list1516155154" text:style-name="L4">
        <text:list-item>
          <text:p text:style-name="P21"><text:span text:style-name="T11">writing</text:span><text:span text:style-name="T7">, блокировка процесса записи между потоками записи;</text:span></text:p>
        </text:list-item>
        <text:list-item>
          <text:p text:style-name="P23"><text:span text:style-name="T1">write_access</text:span><text:span text:style-name="T2">, блокировка </text:span><text:span text:style-name="T9">процесса </text:span><text:span text:style-name="T2">записи </text:span><text:span text:style-name="T9">при занятии потоками чтения и записи;</text:span></text:p>
        </text:list-item>
        <text:list-item>
          <text:p text:style-name="P24"><text:span text:style-name="T1">cout_access</text:span><text:span text:style-name="T2">, семафор для последовательного вывода информации в консоль.</text:span></text:p>
        </text:list-item>
      </text:list>
      <text:p text:style-name="P25"><text:span text:style-name="T2"><text:tab/>Программа представляет собой некое подобие лотереи, где игроки регистрируются (</text:span><text:span text:style-name="T12">Writer</text:span><text:span text:style-name="T2">) на получение выигрыша в буфер из </text:span><text:span text:style-name="T1">SIZE=100</text:span><text:span text:style-name="T2"> человек, из которых случайным образом избираются победители (</text:span><text:span text:style-name="T12">Reader</text:span><text:span text:style-name="T13">)</text:span><text:span text:style-name="T2">, которым выдается выигрыш, зависящий от коэффицента везения человека.</text:span></text:p>
      <text:p text:style-name="P4">3. Описание входных данных</text:p>
      <text:p text:style-name="P33"><text:span text:style-name="T3">С</text:span><text:span text:style-name="T2">компилированная программа представляет собой бинарный файл </text:span><text:span text:style-name="T10">main</text:span><text:span text:style-name="T2">, при запуске которого возможно указание количества писателей и читателей при помощи аргументов командной строки:</text:span></text:p>
      <text:list xml:id="list1438222365" text:style-name="L5">
        <text:list-item>
          <text:p text:style-name="P26"><text:span text:style-name="T1">./main 4 7</text:span><text:span text:style-name="T2"> – количество писателей: 4, читателей: 7;</text:span></text:p>
        </text:list-item>
        <text:list-item>
          <text:p text:style-name="P26"><text:span text:style-name="T1">./main 5 –</text:span><text:span text:style-name="T2"> количество писателей: 5, читателей: 5;</text:span></text:p>
        </text:list-item>
        <text:list-item>
          <text:p text:style-name="P26"><text:span text:style-name="T1">./main –</text:span><text:span text:style-name="T2"> значение по умолчанию: 5 писаталей, 3 читателя.</text:span></text:p>
        </text:list-item>
      </text:list>
      <text:p text:style-name="P27"><text:span text:style-name="T2"/></text:p>
      <text:p text:style-name="P38"><text:span text:style-name="T18">4</text:span><text:span text:style-name="T14">. Описание в</text:span><text:span text:style-name="T18">ы</text:span><text:span text:style-name="T14">ходных данных</text:span></text:p>
      <text:p text:style-name="P15">Вывод программы представляет собой текст в консоли, где в каждой строке описывается <text:span text:style-name="T29">о проведенных действиях: записи игрока в базу данных, выдачи выигрыша, состоянии потоков</text:span>:</text:p>
      <text:p text:style-name="P37"><draw:frame draw:style-name="fr1" draw:name="Frame1" text:anchor-type="as-char" svg:width="16.006cm" draw:z-index="0"><draw:text-box fo:min-height="6.368cm"><text:p text:style-name="P1"><draw:frame text:anchor-type="paragraph" draw:z-index="1" draw:name="Shape1" draw:style-name="gr1" draw:text-style-name="P45" svg:width="16.005cm" svg:height="5.785cm" svg:x="0cm" svg:y="0cm"><draw:text-box><text:p><text:span text:style-name="T32">Player registrar 1 started.</text:span></text:p><text:p><text:span text:style-name="T32">Lottery 0 started.</text:span></text:p><text:p><text:span text:style-name="T32">Player registrar 0 started.</text:span></text:p><text:p><text:span text:style-name="T32">Lottery 1 started.</text:span></text:p><text:p><text:span text:style-name="T32">Lottery 1 gave out $29.26 to the player udgFpkWvVf, record #6.</text:span></text:p><text:p><text:span text:style-name="T32">Lottery 0 gave out $46.50 to the player juTCecCbRu, record #2.</text:span></text:p><text:p><text:span text:style-name="T32">Registrar 1 placed a new player pahDGgHgwm into record #9.</text:span></text:p><text:p><text:span text:style-name="T32">Registrar 0 placed a new player hOIkhgTmUc into record #6.</text:span></text:p><text:p><text:span text:style-name="T32">Lottery 1 gave out $46.50 to the player juTCecCbRu, record #2.</text:span></text:p><text:p><text:span text:style-name="T32">Lottery 0 gave out $45.96 to the player mnvZTquoxP, record #5.</text:span></text:p></draw:text-box></draw:frame>Пример выходных данных</text:p></draw:text-box></draw:frame></text:p>
      <text:p text:style-name="P35"><text:span text:style-name="T15">5</text:span><text:span text:style-name="T16">. Описание </text:span><text:span text:style-name="T15">ключевых переменных</text:span><text:span text:style-name="T17"> </text:span></text:p>
      <text:p text:style-name="P34"><text:span text:style-name="T4">И</text:span><text:span text:style-name="T2">гроки лотереи хранятся в массиве</text:span><text:span text:style-name="T10"> db</text:span><text:span text:style-name="T2"> в виде </text:span><text:span text:style-name="T10">struct</text:span><text:span text:style-name="T2">-ов со следующей структурой:</text:span></text:p>
      <text:list xml:id="list1974263474" text:style-name="L6">
        <text:list-item>
          <text:p text:style-name="P28"><text:span text:style-name="T1">name</text:span><text:span text:style-name="T2">, имя игрока (случайно генерируемая строка);</text:span></text:p>
        </text:list-item>
        <text:list-item>
          <text:p text:style-name="P28"><text:span text:style-name="T1">age</text:span><text:span text:style-name="T2">, целочисленный возраст игрока [18; 99];</text:span></text:p>
        </text:list-item>
        <text:list-item>
          <text:p text:style-name="P28"><text:span text:style-name="T1">luck</text:span><text:span text:style-name="T2">, коэффицент удачи, влияет на размер выигрыша.</text:span></text:p>
        </text:list-item>
      </text:list>
      <text:p text:style-name="P9">6. Дополнительные библиотеки</text:p>
      <text:p text:style-name="P17">Были использованы <text:span text:style-name="T29">функции и структуры данных из стандартной библиотеки С++ (string, <text:s/>iostream), а также механизмы работы с семафорами &lt;semaphore.h&gt; и библиотека POSIX threads &lt;pthread.h&gt;.</text:span></text:p>
      <text:p text:style-name="P7">Приложение 1</text:p>
      <text:p text:style-name="P5">Код программы</text:p>
      <text:p text:style-name="P18">Код программы представлен в репозитории на сервисе GitHub: <text:a xlink:type="simple" xlink:href="https://github.com/ruslang02/HSE-FASM-Projects/tree/master/project02" text:style-name="Internet_20_link" text:visited-style-name="Visited_20_Internet_20_Link">https://github.com/ruslang02/HSE-FASM-Projects/tree/master/project0</text:a><text:a xlink:type="simple" xlink:href="https://github.com/ruslang02/HSE-FASM-Projects/tree/master/project02" text:style-name="Internet_20_link" text:visited-style-name="Visited_20_Internet_20_Link"><text:span text:style-name="T30">2</text:span></text:a>.</text:p>
      <text:p text:style-name="P39"><text:span text:style-name="T25">#include </text:span><text:span text:style-name="T23">&lt;iostream&gt;</text:span></text:p>
      <text:p text:style-name="P40"><text:span text:style-name="T25">#include </text:span><text:span text:style-name="T23">&lt;iomanip&gt;</text:span></text:p>
      <text:p text:style-name="P40"><text:span text:style-name="T25">#include </text:span><text:span text:style-name="T23">&lt;string&gt;</text:span></text:p>
      <text:p text:style-name="P40"><text:span text:style-name="T25">#include </text:span><text:span text:style-name="T23">&lt;pthread.h&gt;</text:span></text:p>
      <text:p text:style-name="P40"><text:span text:style-name="T25">#include </text:span><text:span text:style-name="T23">&lt;semaphore.h&gt;</text:span></text:p>
      <text:p text:style-name="P42"><text:span text:style-name="T26">#include </text:span><text:span text:style-name="T24">&lt;unistd.h&gt;</text:span></text:p>
      <text:p text:style-name="P40"><text:span text:style-name="T25">#define SIZE </text:span><text:span text:style-name="T21">100</text:span></text:p>
      <text:p text:style-name="P42"/>
      <text:p text:style-name="P42"><text:span text:style-name="T26">int</text:span><text:span text:style-name="T19"> randAdd = </text:span><text:span text:style-name="T22">0</text:span><text:span text:style-name="T19">;</text:span></text:p>
      <text:p text:style-name="P44">// Generates a random string (player's name).</text:p>
      <text:p text:style-name="P40">std::string random_str()</text:p>
      <text:p text:style-name="P40">{</text:p>
      <text:p text:style-name="P40"><text:s text:c="2"/>std::string tmp_s;</text:p>
      <text:p text:style-name="P43"><text:span text:style-name="T26"><text:s text:c="2"/>static</text:span><text:span text:style-name="T19"> </text:span><text:span text:style-name="T26">const</text:span><text:span text:style-name="T19"> </text:span><text:span text:style-name="T26">char</text:span><text:span text:style-name="T19"> alpha[] = </text:span><text:span text:style-name="T24">"ABCDEFGHIJKLMNOPQRSTUVWXYZabcdefghijklmnopqrstuvwxyz"</text:span><text:span text:style-name="T19">;</text:span></text:p>
      <text:p text:style-name="P42"><text:span text:style-name="T19"><text:s text:c="2"/>srand((</text:span><text:span text:style-name="T26">unsigned</text:span><text:span text:style-name="T19">)time(</text:span><text:span text:style-name="T26">NULL</text:span><text:span text:style-name="T19">) * getpid() + randAdd);</text:span></text:p>
      <text:p text:style-name="P42"><text:span text:style-name="T19"><text:s text:c="2"/>tmp_s.reserve(</text:span><text:span text:style-name="T22">10</text:span><text:span text:style-name="T19">);</text:span></text:p>
      <text:p text:style-name="P40"><text:span text:style-name="T25"><text:s text:c="2"/>for</text:span> (<text:span text:style-name="T25">int</text:span> i = <text:span text:style-name="T21">0</text:span>; i &lt; <text:span text:style-name="T21">10</text:span>; ++i)</text:p>
      <text:p text:style-name="P40"><text:s text:c="4"/>tmp_s += alpha[rand() % (<text:span text:style-name="T25">sizeof</text:span>(alpha) - <text:span text:style-name="T21">1</text:span>)];</text:p>
      <text:p text:style-name="P40"><text:s text:c="2"/>randAdd++;</text:p>
      <text:p text:style-name="P40"><text:span text:style-name="T25"><text:s text:c="2"/>return</text:span> tmp_s;</text:p>
      <text:p text:style-name="P40">}</text:p>
      <text:p text:style-name="P42"/>
      <text:p text:style-name="P44">// Stores lottery player's info, autogenerates its properties.</text:p>
      <text:p text:style-name="P40"><text:span text:style-name="T25">struct</text:span> LotteryPlayer</text:p>
      <text:p text:style-name="P40">{</text:p>
      <text:p text:style-name="P40"><text:s text:c="2"/>std::string name;</text:p>
      <text:p text:style-name="P40"><text:span text:style-name="T25"><text:s text:c="2"/>int</text:span> age;</text:p>
      <text:p text:style-name="P42"><text:span text:style-name="T26"><text:s text:c="2"/>double</text:span><text:span text:style-name="T19"> luck;</text:span></text:p>
      <text:p text:style-name="P40"><text:s text:c="2"/>LotteryPlayer()</text:p>
      <text:p text:style-name="P40"><text:s text:c="2"/>{</text:p>
      <text:p text:style-name="P40"><text:s text:c="4"/>name = random_str();</text:p>
      <text:p text:style-name="P40"><text:s text:c="4"/>age = (random() % <text:span text:style-name="T21">82</text:span>) + <text:span text:style-name="T21">18</text:span>;</text:p>
      <text:p text:style-name="P40"><text:s text:c="4"/>luck = <text:span text:style-name="T25">static_cast</text:span>&lt;<text:span text:style-name="T25">float</text:span>&gt;(rand()) / <text:span text:style-name="T25">static_cast</text:span>&lt;<text:span text:style-name="T25">float</text:span>&gt;(<text:span text:style-name="T25">RAND_MAX</text:span>);</text:p>
      <text:p text:style-name="P40"><text:s text:c="2"/>}</text:p>
      <text:p text:style-name="P42"/>
      <text:p text:style-name="P40"><text:s text:c="2"/>~LotteryPlayer() {</text:p>
      <text:p text:style-name="P40"><text:s text:c="4"/>name.~basic_string();</text:p>
      <text:p text:style-name="P40"><text:s text:c="2"/>}</text:p>
      <text:p text:style-name="P42"><text:span text:style-name="T19">};</text:span></text:p>
      <text:p text:style-name="P44">// A "database" for the players.</text:p>
      <text:p text:style-name="P42"><text:span text:style-name="T19">LotteryPlayer *db[</text:span><text:span text:style-name="T26">SIZE</text:span><text:span text:style-name="T19">];</text:span></text:p>
      <text:p text:style-name="P42"><text:soft-page-break/><text:span text:style-name="T19">sem_t writing, write_access, cout_access;</text:span></text:p>
      <text:p text:style-name="P44">// Writing thread which registers players and places them in DB.</text:p>
      <text:p text:style-name="P40"><text:span text:style-name="T25">void</text:span> <text:span text:style-name="T25">*</text:span>Writer(<text:span text:style-name="T25">void</text:span> <text:span text:style-name="T25">*</text:span>args)</text:p>
      <text:p text:style-name="P40">{</text:p>
      <text:p text:style-name="P41"><text:s text:c="2"/><text:span text:style-name="T25">int</text:span> thread_num = *((<text:span text:style-name="T25">int</text:span> *)args);</text:p>
      <text:p text:style-name="P41"><text:s text:c="2"/>sem_wait(&amp;cout_access);</text:p>
      <text:p text:style-name="P41"><text:s text:c="2"/>std::cout &lt;&lt; <text:span text:style-name="T23">"Player registrar "</text:span> &lt;&lt; thread_num &lt;&lt; <text:span text:style-name="T23">" started.\n"</text:span>;</text:p>
      <text:p text:style-name="P41"><text:s text:c="2"/>sem_post(&amp;cout_access);</text:p>
      <text:p text:style-name="P42"/>
      <text:p text:style-name="P41"><text:s text:c="2"/><text:span text:style-name="T25">while</text:span> (<text:span text:style-name="T21">1</text:span>)</text:p>
      <text:p text:style-name="P41"><text:s text:c="2"/>{</text:p>
      <text:p text:style-name="P43"><text:span text:style-name="T19"><text:s text:c="4"/></text:span><text:span text:style-name="T26">int</text:span><text:span text:style-name="T19"> index = random() % </text:span><text:span text:style-name="T26">SIZE</text:span><text:span text:style-name="T19">;</text:span></text:p>
      <text:p text:style-name="P41"><text:s text:c="4"/>sem_wait(&amp;write_access);</text:p>
      <text:p text:style-name="P41"><text:s text:c="4"/>sem_wait(&amp;writing);</text:p>
      <text:p text:style-name="P41"><text:s text:c="4"/><text:span text:style-name="T25">delete</text:span> db[index];</text:p>
      <text:p text:style-name="P43"><text:span text:style-name="T19"><text:s text:c="4"/>LotteryPlayer *player = db[index] = </text:span><text:span text:style-name="T26">new</text:span><text:span text:style-name="T19"> LotteryPlayer();</text:span></text:p>
      <text:p text:style-name="P41"><text:s text:c="4"/>sem_wait(&amp;cout_access);</text:p>
      <text:p text:style-name="P41"><text:s text:c="4"/>std::cout &lt;&lt; <text:span text:style-name="T23">"Registrar "</text:span> &lt;&lt; thread_num &lt;&lt; <text:span text:style-name="T23">" placed a new player "</text:span> &lt;&lt; player-&gt;name &lt;&lt; <text:span text:style-name="T23">" into record #"</text:span> &lt;&lt; index &lt;&lt; <text:span text:style-name="T23">".\n"</text:span>;</text:p>
      <text:p text:style-name="P43"><text:span text:style-name="T19"><text:s text:c="4"/>sem_post(&amp;cout_access);</text:span></text:p>
      <text:p text:style-name="P41"><text:s text:c="4"/>sem_post(&amp;writing);</text:p>
      <text:p text:style-name="P41"><text:s text:c="4"/>sem_post(&amp;write_access);</text:p>
      <text:p text:style-name="P41"><text:s text:c="4"/>sleep(random() % <text:span text:style-name="T21">3</text:span> + <text:span text:style-name="T21">1</text:span>);</text:p>
      <text:p text:style-name="P43"><text:span text:style-name="T19"><text:s text:c="2"/>}</text:span></text:p>
      <text:p text:style-name="P41"><text:s text:c="2"/><text:span text:style-name="T25">return</text:span> <text:span text:style-name="T25">nullptr</text:span>;</text:p>
      <text:p text:style-name="P42"><text:span text:style-name="T19">}</text:span></text:p>
      <text:p text:style-name="P44">// Reader thread, gives out money to people.</text:p>
      <text:p text:style-name="P40"><text:span text:style-name="T25">void</text:span> <text:span text:style-name="T25">*</text:span>Reader(<text:span text:style-name="T25">void</text:span> <text:span text:style-name="T25">*</text:span>args)</text:p>
      <text:p text:style-name="P40">{</text:p>
      <text:p text:style-name="P41"><text:s text:c="2"/><text:span text:style-name="T25">int</text:span> thread_num = *((<text:span text:style-name="T25">int</text:span> *)args);</text:p>
      <text:p text:style-name="P41"><text:s text:c="2"/>sem_wait(&amp;cout_access);</text:p>
      <text:p text:style-name="P41"><text:s text:c="2"/>std::cout &lt;&lt; <text:span text:style-name="T23">"Lottery "</text:span> &lt;&lt; thread_num &lt;&lt; <text:span text:style-name="T23">" started.\n"</text:span>;</text:p>
      <text:p text:style-name="P41"><text:s text:c="2"/>sem_post(&amp;cout_access);</text:p>
      <text:p text:style-name="P42"/>
      <text:p text:style-name="P41"><text:s text:c="2"/><text:span text:style-name="T25">while</text:span> (<text:span text:style-name="T21">1</text:span>)</text:p>
      <text:p text:style-name="P41"><text:s text:c="2"/>{</text:p>
      <text:p text:style-name="P41"><text:s text:c="4"/><text:span text:style-name="T25">int</text:span> index = random() % <text:span text:style-name="T25">SIZE</text:span>;</text:p>
      <text:p text:style-name="P41"><text:s text:c="4"/>sem_trywait(&amp;write_access);</text:p>
      <text:p text:style-name="P41"><text:s text:c="4"/>LotteryPlayer *player = db[index];</text:p>
      <text:p text:style-name="P41"><text:s text:c="4"/><text:span text:style-name="T25">double</text:span> money = player-&gt;luck * (((random() / <text:span text:style-name="T25">RAND_MAX</text:span>) % <text:span text:style-name="T21">450</text:span>) + <text:span text:style-name="T21">50</text:span>);</text:p>
      <text:p text:style-name="P41"><text:s text:c="4"/>sem_wait(&amp;cout_access);</text:p>
      <text:p text:style-name="P41"><text:s text:c="4"/>std::cout &lt;&lt; std::fixed &lt;&lt; std::setprecision(<text:span text:style-name="T21">2</text:span>) &lt;&lt; </text:p>
      <text:p text:style-name="P41"><text:s text:c="4"/><text:span text:style-name="T23">"Lottery "</text:span> &lt;&lt; thread_num &lt;&lt; <text:span text:style-name="T23">" gave out $"</text:span> &lt;&lt; money &lt;&lt; </text:p>
      <text:p text:style-name="P41"><text:s text:c="4"/><text:span text:style-name="T23">" to the player "</text:span> &lt;&lt; player-&gt;name &lt;&lt; <text:span text:style-name="T23">", record #"</text:span> &lt;&lt; index &lt;&lt; <text:span text:style-name="T23">".\n"</text:span>;</text:p>
      <text:p text:style-name="P41"><text:s text:c="4"/>sem_post(&amp;cout_access);</text:p>
      <text:p text:style-name="P41"><text:s text:c="4"/><text:span text:style-name="T25">int</text:span> w_val;</text:p>
      <text:p text:style-name="P41"><text:s text:c="4"/>sem_getvalue(&amp;write_access, &amp;w_val);</text:p>
      <text:p text:style-name="P41"><text:soft-page-break/><text:s text:c="4"/><text:span text:style-name="T25">if</text:span> (w_val &lt; <text:span text:style-name="T21">1</text:span>) sem_post(&amp;write_access);</text:p>
      <text:p text:style-name="P41"><text:s text:c="4"/>sleep(<text:span text:style-name="T21">1</text:span>);</text:p>
      <text:p text:style-name="P43"><text:span text:style-name="T19"><text:s text:c="2"/>}</text:span></text:p>
      <text:p text:style-name="P41"><text:s text:c="2"/><text:span text:style-name="T25">return</text:span> <text:span text:style-name="T25">nullptr</text:span>;</text:p>
      <text:p text:style-name="P42"><text:span text:style-name="T19">}</text:span></text:p>
      <text:p text:style-name="P40"><text:span text:style-name="T25">int</text:span> main(<text:span text:style-name="T25">int</text:span> argc, <text:span text:style-name="T25">char**</text:span> argv)</text:p>
      <text:p text:style-name="P40">{</text:p>
      <text:p text:style-name="P43"><text:span text:style-name="T19"><text:s text:c="2"/>srand (</text:span><text:span text:style-name="T26">static_cast</text:span><text:span text:style-name="T19"> &lt;</text:span><text:span text:style-name="T26">unsigned</text:span><text:span text:style-name="T19">&gt; (time(</text:span><text:span text:style-name="T22">0</text:span><text:span text:style-name="T19">)));</text:span></text:p>
      <text:p text:style-name="P43"><text:span text:style-name="T19"><text:s text:c="2"/></text:span><text:span text:style-name="T26">int</text:span><text:span text:style-name="T19"> WRITER_COUNT = </text:span><text:span text:style-name="T22">5</text:span><text:span text:style-name="T19">, READER_COUNT = </text:span><text:span text:style-name="T22">3</text:span><text:span text:style-name="T19">;</text:span></text:p>
      <text:p text:style-name="P41"><text:s text:c="2"/><text:span text:style-name="T25">switch</text:span>(argc) {</text:p>
      <text:p text:style-name="P41"><text:s text:c="4"/><text:span text:style-name="T25">case</text:span> <text:span text:style-name="T21">2</text:span>:</text:p>
      <text:p text:style-name="P41"><text:s text:c="6"/>WRITER_COUNT = READER_COUNT = atoi(argv[<text:span text:style-name="T21">1</text:span>]);</text:p>
      <text:p text:style-name="P41"><text:s text:c="6"/><text:span text:style-name="T25">break</text:span>;</text:p>
      <text:p text:style-name="P41"><text:s text:c="4"/><text:span text:style-name="T25">case</text:span> <text:span text:style-name="T21">3</text:span>:</text:p>
      <text:p text:style-name="P41"><text:s text:c="6"/>WRITER_COUNT = atoi(argv[<text:span text:style-name="T21">1</text:span>]);</text:p>
      <text:p text:style-name="P41"><text:s text:c="6"/>READER_COUNT = atoi(argv[<text:span text:style-name="T21">2</text:span>]);</text:p>
      <text:p text:style-name="P41"><text:s text:c="6"/><text:span text:style-name="T25">break</text:span>;</text:p>
      <text:p text:style-name="P43"><text:span text:style-name="T19"><text:s text:c="2"/>}</text:span></text:p>
      <text:p text:style-name="P41"><text:s text:c="2"/>sem_init(&amp;writing, <text:span text:style-name="T21">0</text:span>, <text:span text:style-name="T21">1</text:span>);</text:p>
      <text:p text:style-name="P41"><text:s text:c="2"/>sem_init(&amp;write_access, <text:span text:style-name="T21">0</text:span>, <text:span text:style-name="T21">1</text:span>);</text:p>
      <text:p text:style-name="P41"><text:s text:c="2"/>sem_init(&amp;cout_access, <text:span text:style-name="T21">0</text:span>, <text:span text:style-name="T21">1</text:span>);</text:p>
      <text:p text:style-name="P41"><text:s text:c="2"/><text:span text:style-name="T25">for</text:span> (<text:span text:style-name="T25">int</text:span> i = <text:span text:style-name="T21">0</text:span>; i &lt; SIZE; i++)</text:p>
      <text:p text:style-name="P41"><text:s text:c="2"/>{</text:p>
      <text:p text:style-name="P41"><text:s text:c="4"/>LotteryPlayer *player = db[i] = <text:span text:style-name="T25">new</text:span> LotteryPlayer();</text:p>
      <text:p text:style-name="P41"><text:s text:c="4"/>std::cout &lt;&lt; std::setprecision(<text:span text:style-name="T21">2</text:span>) &lt;&lt; <text:span text:style-name="T23">"Registered player "</text:span> &lt;&lt; player-&gt;name &lt;&lt; <text:span text:style-name="T23">", age "</text:span> &lt;&lt; player-&gt;age &lt;&lt; <text:span text:style-name="T23">" with luck ratio of "</text:span> &lt;&lt; player-&gt;luck &lt;&lt; <text:span text:style-name="T23">".\n"</text:span>;</text:p>
      <text:p text:style-name="P42"><text:span text:style-name="T19"><text:s text:c="2"/>}</text:span></text:p>
      <text:p text:style-name="P43"><text:span text:style-name="T19"/></text:p>
      <text:p text:style-name="P43"><text:span text:style-name="T19"><text:s text:c="2"/>std::cout &lt;&lt; </text:span><text:span text:style-name="T24">"Welcome to the big lottery! We have a 100-player buffer, from which we select our winners, so you need to register yourself each time your place gets occupied by someone else. Good luck.\n"</text:span><text:span text:style-name="T19">;</text:span></text:p>
      <text:p text:style-name="P41"><text:s text:c="2"/>pthread_t writer[WRITER_COUNT], reader[READER_COUNT];</text:p>
      <text:p text:style-name="P41"><text:s text:c="2"/><text:span text:style-name="T25">int</text:span> writers[WRITER_COUNT], readers[READER_COUNT];</text:p>
      <text:p text:style-name="P41"><text:s text:c="2"/><text:span text:style-name="T25">for</text:span> (<text:span text:style-name="T25">int</text:span> i = <text:span text:style-name="T21">0</text:span>; i &lt; WRITER_COUNT - <text:span text:style-name="T21">1</text:span>; i++)</text:p>
      <text:p text:style-name="P41"><text:s text:c="2"/>{</text:p>
      <text:p text:style-name="P41"><text:s text:c="4"/>writers[i] = i + <text:span text:style-name="T21">1</text:span>;</text:p>
      <text:p text:style-name="P41"><text:s text:c="4"/>pthread_create(&amp;writer[i], <text:span text:style-name="T25">nullptr</text:span>, Writer, (<text:span text:style-name="T25">void</text:span> *)(writers + i));</text:p>
      <text:p text:style-name="P41"><text:s text:c="2"/>} <text:s/></text:p>
      <text:p text:style-name="P41"><text:s text:c="2"/><text:span text:style-name="T25">for</text:span> (<text:span text:style-name="T25">int</text:span> i = <text:span text:style-name="T21">0</text:span>; i &lt; READER_COUNT; i++)</text:p>
      <text:p text:style-name="P41"><text:s text:c="2"/>{</text:p>
      <text:p text:style-name="P41"><text:s text:c="4"/>readers[i] = i;</text:p>
      <text:p text:style-name="P41"><text:s text:c="4"/>pthread_create(&amp;reader[i], <text:span text:style-name="T25">nullptr</text:span>, Reader, (<text:span text:style-name="T25">void</text:span> *)(readers + i));</text:p>
      <text:p text:style-name="P43"><text:span text:style-name="T19"><text:s text:c="2"/>}</text:span></text:p>
      <text:p text:style-name="P43"><text:span text:style-name="T19"><text:s text:c="2"/></text:span><text:span text:style-name="T26">int</text:span><text:span text:style-name="T19"> i = </text:span><text:span text:style-name="T22">0</text:span><text:span text:style-name="T19">;</text:span></text:p>
      <text:p text:style-name="P43"><text:span text:style-name="T19"><text:s text:c="2"/>Writer((</text:span><text:span text:style-name="T26">void</text:span><text:span text:style-name="T19"> *)&amp;i);</text:span></text:p>
      <text:p text:style-name="P41"><text:s text:c="2"/><text:span text:style-name="T25">return</text:span> <text:span text:style-name="T21">0</text:span>;</text:p>
      <text:p text:style-name="P40">}</text:p>
      <text:p text:style-name="P36"><text:soft-page-break/>Список использованных источников</text:p>
      <text:list xml:id="list871510351" text:style-name="L3">
        <text:list-item>
          <text:p text:style-name="P19"><text:a xlink:type="simple" xlink:href="http://softcraft.ru/edu/comparch/lect/07-parthread/multitreading.pdf" text:style-name="Internet_20_link" text:visited-style-name="Visited_20_Internet_20_Link"><text:span text:style-name="T6">http://softcraft.ru/edu/comparch/lect/07-parthread/multitreading.pdf</text:span></text:a></text:p>
        </text:list-item>
        <text:list-item>
          <text:p text:style-name="P20"><text:a xlink:type="simple" xlink:href="https://ru.wikipedia.org/wiki/Семафор_(программирование" text:style-name="Internet_20_link" text:visited-style-name="Visited_20_Internet_20_Link"><text:span text:style-name="T6">https://ru.wikipedia.org/wiki/%D0%A1%D0%B5%D0%BC%D0%B0%D1%84%D0%BE%D1%80_(%D0%BF%D1%80%D0%BE%D0%B3%D1%80%D0%B0%D0%BC%D0%BC%D0%B8%D1%80%D0%BE%D0%B2%D0%B0%D0%BD%D0%B8%D0%B5</text:span></text:a><text:a xlink:type="simple" xlink:href="https://ru.wikipedia.org/wiki/Семафор_(программирование)" text:style-name="Internet_20_link" text:visited-style-name="Visited_20_Internet_20_Link"><text:span text:style-name="T6">)</text:span></text:a></text:p>
        </text:list-item>
        <text:list-item>
          <text:p text:style-name="P20"><text:a xlink:type="simple" xlink:href="https://docs.oracle.com/cd/E19455-01/806-5257/sync-73219/index.html" text:style-name="Internet_20_link" text:visited-style-name="Visited_20_Internet_20_Link"><text:span text:style-name="T31">https://docs.oracle.com/cd/E19455-01/806-5257/sync-73219/index.html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Ek Mukta1" svg:font-family="'Ek Mukta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Source Sans Pro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Sans Pro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Sans Pro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Sans Pro" style:font-family-asian="'Source Sans Pro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5:50:29.657530307</meta:creation-date>
    <dc:date>2020-12-13T18:44:20.363770316</dc:date>
    <meta:editing-duration>PT3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167" meta:word-count="902" meta:character-count="7151" meta:non-whitespace-character-count="6132"/>
  </office:meta>
</office:document-meta>
</file>